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750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.553" calcext:value-type="float">
            <text:p>844,553</text:p>
          </table:table-cell>
          <table:table-cell table:number-columns-repeated="2" office:value-type="float" office:value="728.521" calcext:value-type="float">
            <text:p>728,521</text:p>
          </table:table-cell>
          <table:table-cell office:value-type="float" office:value="116.032" calcext:value-type="float">
            <text:p>116,03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0.7025" calcext:value-type="float">
            <text:p>490,7025</text:p>
          </table:table-cell>
          <table:table-cell office:value-type="float" office:value="368.403" calcext:value-type="float">
            <text:p>368,403</text:p>
          </table:table-cell>
          <table:table-cell office:value-type="float" office:value="368.23775" calcext:value-type="float">
            <text:p>368,23775</text:p>
          </table:table-cell>
          <table:table-cell office:value-type="float" office:value="122.2995" calcext:value-type="float">
            <text:p>122,2995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6.9255" calcext:value-type="float">
            <text:p>326,9255</text:p>
          </table:table-cell>
          <table:table-cell office:value-type="float" office:value="205.903" calcext:value-type="float">
            <text:p>205,903</text:p>
          </table:table-cell>
          <table:table-cell office:value-type="float" office:value="161.701" calcext:value-type="float">
            <text:p>161,701</text:p>
          </table:table-cell>
          <table:table-cell office:value-type="float" office:value="121.0225" calcext:value-type="float">
            <text:p>121,0225</text:p>
          </table:table-cell>
          <table:table-cell office:value-type="float" office:value="0.0095" calcext:value-type="float">
            <text:p>0,0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.11075" calcext:value-type="float">
            <text:p>248,11075</text:p>
          </table:table-cell>
          <table:table-cell office:value-type="float" office:value="120.77375" calcext:value-type="float">
            <text:p>120,77375</text:p>
          </table:table-cell>
          <table:table-cell office:value-type="float" office:value="66.89325" calcext:value-type="float">
            <text:p>66,89325</text:p>
          </table:table-cell>
          <table:table-cell office:value-type="float" office:value="127.337" calcext:value-type="float">
            <text:p>127,337</text:p>
          </table:table-cell>
          <table:table-cell office:value-type="float" office:value="0.0105" calcext:value-type="float">
            <text:p>0,0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9.16575" calcext:value-type="float">
            <text:p>219,16575</text:p>
          </table:table-cell>
          <table:table-cell office:value-type="float" office:value="78.205" calcext:value-type="float">
            <text:p>78,205</text:p>
          </table:table-cell>
          <table:table-cell office:value-type="float" office:value="34.77725" calcext:value-type="float">
            <text:p>34,77725</text:p>
          </table:table-cell>
          <table:table-cell office:value-type="float" office:value="140.96075" calcext:value-type="float">
            <text:p>140,96075</text:p>
          </table:table-cell>
          <table:table-cell office:value-type="float" office:value="0.01175" calcext:value-type="float">
            <text:p>0,01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.07925" calcext:value-type="float">
            <text:p>173,07925</text:p>
          </table:table-cell>
          <table:table-cell office:value-type="float" office:value="39.44475" calcext:value-type="float">
            <text:p>39,44475</text:p>
          </table:table-cell>
          <table:table-cell office:value-type="float" office:value="15.8025" calcext:value-type="float">
            <text:p>15,8025</text:p>
          </table:table-cell>
          <table:table-cell office:value-type="float" office:value="133.6345" calcext:value-type="float">
            <text:p>133,6345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.42625" calcext:value-type="float">
            <text:p>212,42625</text:p>
          </table:table-cell>
          <table:table-cell office:value-type="float" office:value="50.42025" calcext:value-type="float">
            <text:p>50,42025</text:p>
          </table:table-cell>
          <table:table-cell office:value-type="float" office:value="8.38875" calcext:value-type="float">
            <text:p>8,38875</text:p>
          </table:table-cell>
          <table:table-cell office:value-type="float" office:value="162.006" calcext:value-type="float">
            <text:p>162,006</text:p>
          </table:table-cell>
          <table:table-cell office:value-type="float" office:value="0.02025" calcext:value-type="float">
            <text:p>0,020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0.5755" calcext:value-type="float">
            <text:p>290,5755</text:p>
          </table:table-cell>
          <table:table-cell office:value-type="float" office:value="80.714" calcext:value-type="float">
            <text:p>80,714</text:p>
          </table:table-cell>
          <table:table-cell office:value-type="float" office:value="9.4965" calcext:value-type="float">
            <text:p>9,4965</text:p>
          </table:table-cell>
          <table:table-cell office:value-type="float" office:value="209.8615" calcext:value-type="float">
            <text:p>209,8615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string" calcext:value-type="string">
            <text:p>1086x72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4.337" calcext:value-type="float">
            <text:p>1754,337</text:p>
          </table:table-cell>
          <table:table-cell table:number-columns-repeated="2" office:value-type="float" office:value="1528.985" calcext:value-type="float">
            <text:p>1528,985</text:p>
          </table:table-cell>
          <table:table-cell office:value-type="float" office:value="225.352" calcext:value-type="float">
            <text:p>225,352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0.594" calcext:value-type="float">
            <text:p>980,594</text:p>
          </table:table-cell>
          <table:table-cell office:value-type="float" office:value="783.4135" calcext:value-type="float">
            <text:p>783,4135</text:p>
          </table:table-cell>
          <table:table-cell office:value-type="float" office:value="765.31975" calcext:value-type="float">
            <text:p>765,31975</text:p>
          </table:table-cell>
          <table:table-cell office:value-type="float" office:value="197.1805" calcext:value-type="float">
            <text:p>197,1805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8.756" calcext:value-type="float">
            <text:p>668,756</text:p>
          </table:table-cell>
          <table:table-cell office:value-type="float" office:value="464.7325" calcext:value-type="float">
            <text:p>464,7325</text:p>
          </table:table-cell>
          <table:table-cell office:value-type="float" office:value="352.60475" calcext:value-type="float">
            <text:p>352,60475</text:p>
          </table:table-cell>
          <table:table-cell office:value-type="float" office:value="204.0235" calcext:value-type="float">
            <text:p>204,0235</text:p>
          </table:table-cell>
          <table:table-cell office:value-type="float" office:value="0.00975" calcext:value-type="float">
            <text:p>0,00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4.48725" calcext:value-type="float">
            <text:p>474,48725</text:p>
          </table:table-cell>
          <table:table-cell office:value-type="float" office:value="262.399" calcext:value-type="float">
            <text:p>262,399</text:p>
          </table:table-cell>
          <table:table-cell office:value-type="float" office:value="132.942" calcext:value-type="float">
            <text:p>132,942</text:p>
          </table:table-cell>
          <table:table-cell office:value-type="float" office:value="212.08825" calcext:value-type="float">
            <text:p>212,08825</text:p>
          </table:table-cell>
          <table:table-cell office:value-type="float" office:value="0.01025" calcext:value-type="float">
            <text:p>0,01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1.52125" calcext:value-type="float">
            <text:p>321,52125</text:p>
          </table:table-cell>
          <table:table-cell office:value-type="float" office:value="126.1325" calcext:value-type="float">
            <text:p>126,1325</text:p>
          </table:table-cell>
          <table:table-cell office:value-type="float" office:value="65.30825" calcext:value-type="float">
            <text:p>65,30825</text:p>
          </table:table-cell>
          <table:table-cell office:value-type="float" office:value="195.38875" calcext:value-type="float">
            <text:p>195,38875</text:p>
          </table:table-cell>
          <table:table-cell office:value-type="float" office:value="0.01275" calcext:value-type="float">
            <text:p>0,01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.8645" calcext:value-type="float">
            <text:p>282,8645</text:p>
          </table:table-cell>
          <table:table-cell office:value-type="float" office:value="91.15" calcext:value-type="float">
            <text:p>91,15</text:p>
          </table:table-cell>
          <table:table-cell office:value-type="float" office:value="34.29025" calcext:value-type="float">
            <text:p>34,29025</text:p>
          </table:table-cell>
          <table:table-cell office:value-type="float" office:value="191.7145" calcext:value-type="float">
            <text:p>191,7145</text:p>
          </table:table-cell>
          <table:table-cell office:value-type="float" office:value="0.01975" calcext:value-type="float">
            <text:p>0,01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.7105" calcext:value-type="float">
            <text:p>285,7105</text:p>
          </table:table-cell>
          <table:table-cell office:value-type="float" office:value="74.6935" calcext:value-type="float">
            <text:p>74,6935</text:p>
          </table:table-cell>
          <table:table-cell office:value-type="float" office:value="17.47875" calcext:value-type="float">
            <text:p>17,47875</text:p>
          </table:table-cell>
          <table:table-cell office:value-type="float" office:value="211.017" calcext:value-type="float">
            <text:p>211,017</text:p>
          </table:table-cell>
          <table:table-cell office:value-type="float" office:value="0.02125" calcext:value-type="float">
            <text:p>0,02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9.04" calcext:value-type="float">
            <text:p>339,04</text:p>
          </table:table-cell>
          <table:table-cell office:value-type="float" office:value="93.73975" calcext:value-type="float">
            <text:p>93,73975</text:p>
          </table:table-cell>
          <table:table-cell office:value-type="float" office:value="12.499" calcext:value-type="float">
            <text:p>12,499</text:p>
          </table:table-cell>
          <table:table-cell office:value-type="float" office:value="245.30025" calcext:value-type="float">
            <text:p>245,30025</text:p>
          </table:table-cell>
          <table:table-cell office:value-type="float" office:value="0.0315" calcext:value-type="float">
            <text:p>0,0315</text:p>
          </table:table-cell>
        </table:table-row>
        <table:table-row table:style-name="ro1">
          <table:table-cell office:value-type="string" calcext:value-type="string">
            <text:p>4000x30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20.577" calcext:value-type="float">
            <text:p>21520,577</text:p>
          </table:table-cell>
          <table:table-cell table:number-columns-repeated="2" office:value-type="float" office:value="21271.202" calcext:value-type="float">
            <text:p>21271,202</text:p>
          </table:table-cell>
          <table:table-cell office:value-type="float" office:value="249.375" calcext:value-type="float">
            <text:p>249,37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30.209" calcext:value-type="float">
            <text:p>10930,209</text:p>
          </table:table-cell>
          <table:table-cell office:value-type="float" office:value="10672.26625" calcext:value-type="float">
            <text:p>10672,26625</text:p>
          </table:table-cell>
          <table:table-cell office:value-type="float" office:value="10642.06925" calcext:value-type="float">
            <text:p>10642,06925</text:p>
          </table:table-cell>
          <table:table-cell office:value-type="float" office:value="257.94275" calcext:value-type="float">
            <text:p>257,94275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7.76" calcext:value-type="float">
            <text:p>6147,76</text:p>
          </table:table-cell>
          <table:table-cell office:value-type="float" office:value="5888.6965" calcext:value-type="float">
            <text:p>5888,6965</text:p>
          </table:table-cell>
          <table:table-cell office:value-type="float" office:value="4810.19175" calcext:value-type="float">
            <text:p>4810,19175</text:p>
          </table:table-cell>
          <table:table-cell office:value-type="float" office:value="259.0635" calcext:value-type="float">
            <text:p>259,0635</text:p>
          </table:table-cell>
          <table:table-cell office:value-type="float" office:value="0.00975" calcext:value-type="float">
            <text:p>0,00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1.22025" calcext:value-type="float">
            <text:p>3271,22025</text:p>
          </table:table-cell>
          <table:table-cell office:value-type="float" office:value="3006.991" calcext:value-type="float">
            <text:p>3006,991</text:p>
          </table:table-cell>
          <table:table-cell office:value-type="float" office:value="2016.59" calcext:value-type="float">
            <text:p>2016,59</text:p>
          </table:table-cell>
          <table:table-cell office:value-type="float" office:value="264.22925" calcext:value-type="float">
            <text:p>264,22925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8.978" calcext:value-type="float">
            <text:p>2148,978</text:p>
          </table:table-cell>
          <table:table-cell office:value-type="float" office:value="1891.41575" calcext:value-type="float">
            <text:p>1891,41575</text:p>
          </table:table-cell>
          <table:table-cell office:value-type="float" office:value="991.50725" calcext:value-type="float">
            <text:p>991,50725</text:p>
          </table:table-cell>
          <table:table-cell office:value-type="float" office:value="257.56225" calcext:value-type="float">
            <text:p>257,56225</text:p>
          </table:table-cell>
          <table:table-cell office:value-type="float" office:value="0.0115" calcext:value-type="float">
            <text:p>0,0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6.589" calcext:value-type="float">
            <text:p>1146,589</text:p>
          </table:table-cell>
          <table:table-cell office:value-type="float" office:value="868.04925" calcext:value-type="float">
            <text:p>868,04925</text:p>
          </table:table-cell>
          <table:table-cell office:value-type="float" office:value="492.617" calcext:value-type="float">
            <text:p>492,617</text:p>
          </table:table-cell>
          <table:table-cell office:value-type="float" office:value="278.53975" calcext:value-type="float">
            <text:p>278,53975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.88175" calcext:value-type="float">
            <text:p>819,88175</text:p>
          </table:table-cell>
          <table:table-cell office:value-type="float" office:value="519.21125" calcext:value-type="float">
            <text:p>519,21125</text:p>
          </table:table-cell>
          <table:table-cell office:value-type="float" office:value="247.2415" calcext:value-type="float">
            <text:p>247,2415</text:p>
          </table:table-cell>
          <table:table-cell office:value-type="float" office:value="300.6705" calcext:value-type="float">
            <text:p>300,6705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8.8345" calcext:value-type="float">
            <text:p>758,8345</text:p>
          </table:table-cell>
          <table:table-cell office:value-type="float" office:value="428.6795" calcext:value-type="float">
            <text:p>428,6795</text:p>
          </table:table-cell>
          <table:table-cell office:value-type="float" office:value="212.21825" calcext:value-type="float">
            <text:p>212,21825</text:p>
          </table:table-cell>
          <table:table-cell office:value-type="float" office:value="330.155" calcext:value-type="float">
            <text:p>330,155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7744x518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59.918" calcext:value-type="float">
            <text:p>71459,918</text:p>
          </table:table-cell>
          <table:table-cell table:number-columns-repeated="2" office:value-type="float" office:value="71021.222" calcext:value-type="float">
            <text:p>71021,222</text:p>
          </table:table-cell>
          <table:table-cell office:value-type="float" office:value="438.696" calcext:value-type="float">
            <text:p>438,69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35.54875" calcext:value-type="float">
            <text:p>36435,54875</text:p>
          </table:table-cell>
          <table:table-cell office:value-type="float" office:value="35981.762" calcext:value-type="float">
            <text:p>35981,762</text:p>
          </table:table-cell>
          <table:table-cell office:value-type="float" office:value="35469.23725" calcext:value-type="float">
            <text:p>35469,23725</text:p>
          </table:table-cell>
          <table:table-cell office:value-type="float" office:value="453.78675" calcext:value-type="float">
            <text:p>453,7867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20.554" calcext:value-type="float">
            <text:p>19920,554</text:p>
          </table:table-cell>
          <table:table-cell office:value-type="float" office:value="19502.09775" calcext:value-type="float">
            <text:p>19502,09775</text:p>
          </table:table-cell>
          <table:table-cell office:value-type="float" office:value="15993.99125" calcext:value-type="float">
            <text:p>15993,99125</text:p>
          </table:table-cell>
          <table:table-cell office:value-type="float" office:value="418.45625" calcext:value-type="float">
            <text:p>418,45625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61.62475" calcext:value-type="float">
            <text:p>10561,62475</text:p>
          </table:table-cell>
          <table:table-cell office:value-type="float" office:value="10122.3405" calcext:value-type="float">
            <text:p>10122,3405</text:p>
          </table:table-cell>
          <table:table-cell office:value-type="float" office:value="6711.36075" calcext:value-type="float">
            <text:p>6711,36075</text:p>
          </table:table-cell>
          <table:table-cell office:value-type="float" office:value="439.28425" calcext:value-type="float">
            <text:p>439,28425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08.75175" calcext:value-type="float">
            <text:p>5608,75175</text:p>
          </table:table-cell>
          <table:table-cell office:value-type="float" office:value="5188.13725" calcext:value-type="float">
            <text:p>5188,13725</text:p>
          </table:table-cell>
          <table:table-cell office:value-type="float" office:value="3344.70725" calcext:value-type="float">
            <text:p>3344,70725</text:p>
          </table:table-cell>
          <table:table-cell office:value-type="float" office:value="420.6145" calcext:value-type="float">
            <text:p>420,6145</text:p>
          </table:table-cell>
          <table:table-cell office:value-type="float" office:value="0.01175" calcext:value-type="float">
            <text:p>0,01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55.17475" calcext:value-type="float">
            <text:p>3255,17475</text:p>
          </table:table-cell>
          <table:table-cell office:value-type="float" office:value="2825.96475" calcext:value-type="float">
            <text:p>2825,96475</text:p>
          </table:table-cell>
          <table:table-cell office:value-type="float" office:value="1670.941" calcext:value-type="float">
            <text:p>1670,941</text:p>
          </table:table-cell>
          <table:table-cell office:value-type="float" office:value="429.21" calcext:value-type="float">
            <text:p>429,21</text:p>
          </table:table-cell>
          <table:table-cell office:value-type="float" office:value="0.01475" calcext:value-type="float">
            <text:p>0,01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5.4825" calcext:value-type="float">
            <text:p>1985,4825</text:p>
          </table:table-cell>
          <table:table-cell office:value-type="float" office:value="1511.02375" calcext:value-type="float">
            <text:p>1511,02375</text:p>
          </table:table-cell>
          <table:table-cell office:value-type="float" office:value="841.349" calcext:value-type="float">
            <text:p>841,349</text:p>
          </table:table-cell>
          <table:table-cell office:value-type="float" office:value="474.45875" calcext:value-type="float">
            <text:p>474,45875</text:p>
          </table:table-cell>
          <table:table-cell office:value-type="float" office:value="0.02825" calcext:value-type="float">
            <text:p>0,028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27.41125" calcext:value-type="float">
            <text:p>1827,41125</text:p>
          </table:table-cell>
          <table:table-cell office:value-type="float" office:value="1322.849" calcext:value-type="float">
            <text:p>1322,849</text:p>
          </table:table-cell>
          <table:table-cell office:value-type="float" office:value="707.0835" calcext:value-type="float">
            <text:p>707,0835</text:p>
          </table:table-cell>
          <table:table-cell office:value-type="float" office:value="504.56225" calcext:value-type="float">
            <text:p>504,56225</text:p>
          </table:table-cell>
          <table:table-cell office:value-type="float" office:value="0.03125" calcext:value-type="float">
            <text:p>0,0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7:24:04.072180171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58:28.706035586</meta:creation-date>
    <dc:date>2018-07-16T17:24:52.841290878</dc:date>
    <meta:editing-duration>PT23M15S</meta:editing-duration>
    <meta:editing-cycles>4</meta:editing-cycles>
    <meta:generator>LibreOffice/5.4.6.2$Linux_X86_64 LibreOffice_project/40m0$Build-2</meta:generator>
    <meta:document-statistic meta:table-count="1" meta:cell-count="216" meta:object-count="0"/>
  </office:meta>
</office:document-meta>
</file>